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4000001545864922A03EBA7E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Gradient_20_8" draw:textarea-horizontal-align="justify" draw:textarea-vertical-align="middle" draw:auto-grow-height="false" fo:min-height="8.242cm" fo:min-width="12.299cm" fo:padding-top="0.095cm" fo:padding-bottom="0.095cm" fo:padding-left="0.22cm" fo:padding-right="0.22cm" fo:wrap-option="no-wrap" draw:shadow="hidden" draw:shadow-offset-x="0.2cm" draw:shadow-offset-y="0.2cm" draw:shadow-color="#808080"/>
    </style:style>
    <style:style style:name="gr2" style:family="graphic" style:parent-style-name="standard">
      <style:graphic-properties draw:fill-color="#666666" draw:textarea-horizontal-align="justify" draw:textarea-vertical-align="middle" draw:auto-grow-height="false" fo:min-height="0.993cm" fo:min-width="2.6cm"/>
    </style:style>
    <style:style style:name="gr3" style:family="graphic" style:parent-style-name="standard">
      <style:graphic-properties draw:fill-color="#666666" draw:textarea-horizontal-align="justify" draw:textarea-vertical-align="middle" draw:auto-grow-height="false" fo:min-height="1.65cm" fo:min-width="2.6cm"/>
    </style:style>
    <style:style style:name="gr4" style:family="graphic" style:parent-style-name="standard">
      <style:graphic-properties draw:fill-color="#666666" draw:textarea-horizontal-align="justify" draw:textarea-vertical-align="middle" draw:auto-grow-height="false" fo:min-height="1.45cm" fo:min-width="2.6cm"/>
    </style:style>
    <style:style style:name="gr5" style:family="graphic" style:parent-style-name="standard">
      <style:graphic-properties draw:fill-color="#666666" draw:textarea-horizontal-align="justify" draw:textarea-vertical-align="middle" draw:auto-grow-height="false" fo:min-height="2.05cm" fo:min-width="3.4cm"/>
    </style:style>
    <style:style style:name="gr6" style:family="graphic" style:parent-style-name="standard">
      <style:graphic-properties svg:stroke-color="#3333ff" draw:fill-color="#009900" draw:textarea-horizontal-align="justify" draw:textarea-vertical-align="middle" draw:auto-grow-height="false" fo:min-height="0.744cm" fo:min-width="1.694cm"/>
    </style:style>
    <style:style style:name="gr7" style:family="graphic" style:parent-style-name="standard">
      <style:graphic-properties svg:stroke-color="#3333ff" draw:fill-color="#009900" draw:textarea-horizontal-align="justify" draw:textarea-vertical-align="middle" draw:auto-grow-height="false" fo:min-height="1.916cm" fo:min-width="2.966cm"/>
    </style:style>
    <style:style style:name="gr8" style:family="graphic" style:parent-style-name="standard">
      <style:graphic-properties svg:stroke-color="#3333ff" draw:fill-color="#009900" draw:textarea-horizontal-align="justify" draw:textarea-vertical-align="middle" draw:auto-grow-height="false" fo:min-height="0.744cm" fo:min-width="1.994cm"/>
    </style:style>
    <style:style style:name="gr9" style:family="graphic" style:parent-style-name="standard">
      <style:graphic-properties draw:auto-grow-height="false" fo:min-height="4.292cm" fo:min-width="20.142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color="#ff0000" draw:textarea-horizontal-align="justify" draw:textarea-vertical-align="middle" draw:auto-grow-height="false" fo:min-height="3.074cm" fo:min-width="2.966cm"/>
    </style:style>
    <style:style style:name="gr13" style:family="graphic" style:parent-style-name="standard">
      <style:graphic-properties svg:stroke-color="#000000" draw:fill-color="#ff3300" draw:textarea-horizontal-align="justify" draw:textarea-vertical-align="middle" draw:auto-grow-height="false" fo:min-height="0.744cm" fo:min-width="1.694cm"/>
    </style:style>
    <style:style style:name="gr14" style:family="graphic" style:parent-style-name="standard">
      <style:graphic-properties draw:stroke="none" svg:stroke-color="#000000" draw:fill="none" draw:fill-color="#ffffff" draw:textarea-horizontal-align="left" draw:auto-grow-height="true" draw:auto-grow-width="false" fo:min-height="1.349cm" fo:min-width="0cm"/>
    </style:style>
    <style:style style:name="gr15" style:family="graphic" style:parent-style-name="standard">
      <style:graphic-properties svg:stroke-color="#000000" draw:fill-color="#3399ff" draw:textarea-horizontal-align="justify" draw:textarea-vertical-align="middle" draw:auto-grow-height="false" fo:min-height="1.556cm" fo:min-width="2.606cm"/>
    </style:style>
    <style:style style:name="gr16" style:family="graphic" style:parent-style-name="standard">
      <style:graphic-properties svg:stroke-color="#000000" draw:fill-color="#3399ff" draw:textarea-horizontal-align="justify" draw:textarea-vertical-align="middle" draw:auto-grow-height="false" fo:min-height="0.834cm" fo:min-width="2.184cm"/>
    </style:style>
    <style:style style:name="gr17" style:family="graphic" style:parent-style-name="standard">
      <style:graphic-properties draw:fill-color="#666666" draw:textarea-horizontal-align="justify" draw:textarea-vertical-align="middle" draw:auto-grow-height="false" fo:min-height="1.35cm" fo:min-width="2.7cm"/>
    </style:style>
    <style:style style:name="gr18" style:family="graphic" style:parent-style-name="standard">
      <style:graphic-properties draw:fill-color="#999999" draw:textarea-horizontal-align="justify" draw:textarea-vertical-align="middle" draw:auto-grow-height="false" fo:min-height="1.67cm" fo:min-width="1.801cm"/>
    </style:style>
    <style:style style:name="gr19" style:family="graphic" style:parent-style-name="standard">
      <style:graphic-properties svg:stroke-color="#000000" draw:fill-color="#ffff00" draw:textarea-horizontal-align="justify" draw:textarea-vertical-align="middle" draw:auto-grow-height="false" fo:min-height="0.472cm" fo:min-width="2.222cm"/>
    </style:style>
    <style:style style:name="gr20" style:family="graphic" style:parent-style-name="standard">
      <style:graphic-properties svg:stroke-color="#000000" draw:fill-color="#ffff00" draw:textarea-horizontal-align="justify" draw:textarea-vertical-align="middle" draw:auto-grow-height="false" fo:min-height="0.564cm" fo:min-width="2.214cm"/>
    </style:style>
    <style:style style:name="gr21" style:family="graphic" style:parent-style-name="standard">
      <style:graphic-properties svg:stroke-color="#000000" draw:fill-color="#3399ff" draw:textarea-horizontal-align="justify" draw:textarea-vertical-align="middle" draw:auto-grow-height="false" fo:min-height="1.104cm" fo:min-width="2.154cm"/>
    </style:style>
    <style:style style:name="gr22" style:family="graphic" style:parent-style-name="standard">
      <style:graphic-properties svg:stroke-color="#000000" draw:fill-color="#ffff00" draw:textarea-horizontal-align="justify" draw:textarea-vertical-align="middle" draw:auto-grow-height="false" fo:min-height="1.284cm" fo:min-width="2.134cm"/>
    </style:style>
    <style:style style:name="gr23" style:family="graphic" style:parent-style-name="standard">
      <style:graphic-properties svg:stroke-color="#000000" draw:fill-color="#ffff00" draw:textarea-horizontal-align="justify" draw:textarea-vertical-align="middle" draw:auto-grow-height="false" fo:min-height="0.834cm" fo:min-width="2.184cm"/>
    </style:style>
    <style:style style:name="gr2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dash" draw:stroke-dash="Fine_20_Dashed" svg:stroke-width="0.053cm" svg:stroke-color="#000000" draw:marker-start-width="0.279cm" draw:marker-end-width="0.279cm" draw:fill-color="#ffffff" draw:textarea-horizontal-align="justify" draw:textarea-vertical-align="middle" draw:auto-grow-height="false" fo:min-height="4.696cm" fo:min-width="2.246cm" fo:padding-top="0.151cm" fo:padding-bottom="0.151cm" fo:padding-left="0.276cm" fo:padding-right="0.276cm"/>
    </style:style>
    <style:style style:name="gr44" style:family="graphic" style:parent-style-name="standard">
      <style:graphic-properties svg:stroke-color="#000000" draw:fill-color="#ffff00" draw:textarea-horizontal-align="justify" draw:textarea-vertical-align="middle" draw:auto-grow-height="false" fo:min-height="0.472cm" fo:min-width="1.422cm"/>
    </style:style>
    <style:style style:name="gr45" style:family="graphic" style:parent-style-name="standard">
      <style:graphic-properties svg:stroke-color="#000000" draw:fill-color="#3399ff" draw:textarea-horizontal-align="justify" draw:textarea-vertical-align="middle" draw:auto-grow-height="false" fo:min-height="0.472cm" fo:min-width="1.422cm"/>
    </style:style>
    <style:style style:name="gr46" style:family="graphic" style:parent-style-name="standard">
      <style:graphic-properties svg:stroke-color="#000000" draw:fill-color="#ff3333" draw:textarea-horizontal-align="justify" draw:textarea-vertical-align="middle" draw:auto-grow-height="false" fo:min-height="0.472cm" fo:min-width="1.422cm"/>
    </style:style>
    <style:style style:name="gr47" style:family="graphic" style:parent-style-name="standard">
      <style:graphic-properties svg:stroke-color="#000000" draw:fill-color="#009933" draw:textarea-horizontal-align="justify" draw:textarea-vertical-align="middle" draw:auto-grow-height="false" fo:min-height="0.472cm" fo:min-width="1.422cm"/>
    </style:style>
    <style:style style:name="gr48" style:family="graphic" style:parent-style-name="standard">
      <style:graphic-properties svg:stroke-color="#000000" draw:fill-color="#666666" draw:textarea-horizontal-align="justify" draw:textarea-vertical-align="middle" draw:auto-grow-height="false" fo:min-height="0.472cm" fo:min-width="1.422cm"/>
    </style:style>
    <style:style style:name="P1" style:family="paragraph">
      <loext:graphic-properties draw:fill="gradient" draw:fill-color="#cfe7f5" draw:fill-gradient-name="Gradient_20_8"/>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loext:graphic-properties draw:fill-color="#666666"/>
      <style:paragraph-properties fo:text-align="center"/>
    </style:style>
    <style:style style:name="P3" style:family="paragraph">
      <style:paragraph-properties fo:text-align="center"/>
    </style:style>
    <style:style style:name="P4" style:family="paragraph">
      <loext:graphic-properties draw:fill-color="#009900"/>
      <style:paragraph-properties fo:text-align="center"/>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loext:graphic-properties draw:fill-color="#ff0000"/>
      <style:paragraph-properties fo:text-align="center"/>
    </style:style>
    <style:style style:name="P8" style:family="paragraph">
      <loext:graphic-properties draw:fill-color="#ff3300"/>
      <style:paragraph-properties fo:text-align="center"/>
    </style:style>
    <style:style style:name="P9" style:family="paragraph">
      <loext:graphic-properties draw:fill="none" draw:fill-color="#ffffff"/>
      <style:text-properties fo:font-size="12pt" style:font-size-asian="12pt" style:font-size-complex="12pt"/>
    </style:style>
    <style:style style:name="P10" style:family="paragraph">
      <loext:graphic-properties draw:fill-color="#3399ff"/>
      <style:paragraph-properties fo:text-align="center"/>
    </style:style>
    <style:style style:name="P11" style:family="paragraph">
      <loext:graphic-properties draw:fill-color="#999999"/>
      <style:paragraph-properties fo:text-align="center"/>
    </style:style>
    <style:style style:name="P12" style:family="paragraph">
      <loext:graphic-properties draw:fill-color="#ffff00"/>
      <style:paragraph-properties fo:text-align="center"/>
    </style:style>
    <style:style style:name="P13"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color="#ffffff"/>
      <style:paragraph-properties fo:text-align="center"/>
    </style:style>
    <style:style style:name="P23" style:family="paragraph">
      <loext:graphic-properties draw:fill-color="#ff3333"/>
      <style:paragraph-properties fo:text-align="center"/>
    </style:style>
    <style:style style:name="P24" style:family="paragraph">
      <loext:graphic-properties draw:fill-color="#009933"/>
      <style:paragraph-properties fo:text-align="center"/>
    </style:style>
    <style:style style:name="T1" style:family="text">
      <style:text-properties fo:font-size="12pt" style:font-size-asian="12pt" style:font-size-complex="12pt"/>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9.5cm" svg:height="13cm" svg:x="1.7cm" svg:y="6.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1cm" svg:height="1.243cm" svg:x="10.645cm" svg:y="11.857cm">
          <text:p/>
          <draw:enhanced-geometry svg:viewBox="0 0 21600 21600" draw:mirror-horizontal="false" draw:mirror-vertical="false" draw:type="rectangle" draw:enhanced-path="M 0 0 L 21600 0 21600 21600 0 21600 0 0 Z N"/>
        </draw:custom-shape>
        <draw:custom-shape draw:style-name="gr3" draw:text-style-name="P2" draw:layer="layout" svg:width="3.1cm" svg:height="1.9cm" svg:x="10.2cm" svg:y="15.9cm">
          <text:p/>
          <draw:enhanced-geometry svg:viewBox="0 0 21600 21600" draw:mirror-horizontal="false" draw:mirror-vertical="false" draw:type="rectangle" draw:enhanced-path="M 0 0 L 21600 0 21600 21600 0 21600 0 0 Z N"/>
        </draw:custom-shape>
        <draw:custom-shape draw:style-name="gr4" draw:text-style-name="P2" draw:layer="layout" svg:width="3.1cm" svg:height="1.7cm" svg:x="14.4cm" svg:y="11.3cm">
          <text:p/>
          <draw:enhanced-geometry svg:viewBox="0 0 21600 21600" draw:mirror-horizontal="false" draw:mirror-vertical="false" draw:type="rectangle" draw:enhanced-path="M 0 0 L 21600 0 21600 21600 0 21600 0 0 Z N"/>
        </draw:custom-shape>
        <draw:custom-shape draw:style-name="gr5" draw:text-style-name="P2" draw:layer="layout" svg:width="3.9cm" svg:height="2.3cm" svg:x="17.6cm" svg:y="7.9cm">
          <text:p/>
          <draw:enhanced-geometry svg:viewBox="0 0 21600 21600" draw:type="rectangle" draw:enhanced-path="M 0 0 L 21600 0 21600 21600 0 21600 0 0 Z N"/>
        </draw:custom-shape>
        <draw:custom-shape draw:style-name="gr4" draw:text-style-name="P2" draw:layer="layout" svg:width="3.1cm" svg:height="1.7cm" svg:x="13cm" svg:y="8.9cm">
          <text:p/>
          <draw:enhanced-geometry svg:viewBox="0 0 21600 21600" draw:type="rectangle" draw:enhanced-path="M 0 0 L 21600 0 21600 21600 0 21600 0 0 Z N"/>
        </draw:custom-shape>
        <draw:custom-shape draw:style-name="gr6" draw:text-style-name="P4" draw:layer="layout" svg:width="2.3cm" svg:height="1.1cm" svg:x="1.7cm" svg:y="5cm">
          <text:p text:style-name="P3"><text:span text:style-name="T1">Displ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2.3cm" svg:height="1.1cm" svg:x="1.8cm" svg:y="2.6cm">
          <text:p text:style-name="P3"><text:span text:style-name="T1">Medi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3.7cm" svg:height="2.4cm" svg:x="8.5cm" svg:y="2.1cm">
          <text:p text:style-name="P3"><text:span text:style-name="T2">Assina o </text:span><text:span text:style-name="T2">Pacote </text:span></text:p>
          <text:p text:style-name="P3"><text:span text:style-name="T2">com a Chave</text:span></text:p>
          <text:p text:style-name="P3"><text:span text:style-name="T2"><text:s/></text:span><text:span text:style-name="T2">Privado do</text:span></text:p>
          <text:p text:style-name="P3"><text:span text:style-name="T2"><text:s/></text:span><text:span text:style-name="T2">Med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2.3cm" svg:height="1.1cm" svg:x="5.301cm" svg:y="2.601cm">
          <text:p text:style-name="P3"><text:span text:style-name="T1">Constroi</text:span></text:p>
          <text:p text:style-name="P3"><text:span text:style-name="T1">Pacot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3.7cm" svg:height="2.4cm" svg:x="13.7cm" svg:y="2cm">
          <text:p text:style-name="P3"><text:span text:style-name="T2">Codifica o Frame</text:span></text:p>
          <text:p text:style-name="P3"><text:span text:style-name="T2">Com a Chave</text:span></text:p>
          <text:p text:style-name="P3"><text:span text:style-name="T2">Publica da</text:span></text:p>
          <text:p text:style-name="P3"><text:span text:style-name="T2"><text:s/></text:span><text:span text:style-name="T2">Nuv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2.6cm" svg:height="1.1cm" svg:x="19cm" svg:y="2.6cm">
          <text:p text:style-name="P3"><text:span text:style-name="T2">Send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21cm" svg:height="4.9cm" svg:x="1.1cm" svg:y="1.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2.95627518280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0" draw:text-style-name="P5" draw:layer="layout" svg:width="2.788cm" svg:height="0.962cm" svg:x="10.212cm" svg:y="5.3cm">
          <draw:text-box>
            <text:p>Medidor</text:p>
          </draw:text-box>
        </draw:frame>
        <draw:line draw:style-name="gr11" draw:text-style-name="P6" draw:layer="layout" svg:x1="2.8cm" svg:y1="3.7cm" svg:x2="2.8cm" svg:y2="4.9cm">
          <text:p/>
        </draw:line>
        <draw:line draw:style-name="gr11" draw:text-style-name="P6" draw:layer="layout" svg:x1="4.1cm" svg:y1="3.3cm" svg:x2="5.3cm" svg:y2="3.3cm">
          <text:p/>
        </draw:line>
        <draw:line draw:style-name="gr11" draw:text-style-name="P6" draw:layer="layout" svg:x1="7.6cm" svg:y1="3.2cm" svg:x2="8.6cm" svg:y2="3.2cm">
          <text:p/>
        </draw:line>
        <draw:line draw:style-name="gr11" draw:text-style-name="P6" draw:layer="layout" svg:x1="12.2cm" svg:y1="3.3cm" svg:x2="13.6cm" svg:y2="3.3cm">
          <text:p/>
        </draw:line>
        <draw:line draw:style-name="gr11" draw:text-style-name="P6" draw:layer="layout" svg:x1="17.4cm" svg:y1="3.1cm" svg:x2="19.1cm" svg:y2="3.1cm">
          <text:p/>
        </draw:line>
        <draw:custom-shape draw:style-name="gr12" draw:text-style-name="P7" draw:layer="layout" svg:width="4.9cm" svg:height="4.7cm" svg:x="23.2cm" svg:y="2.2cm">
          <text:p/>
          <draw:enhanced-geometry svg:viewBox="0 0 21600 21600" draw:glue-points="10800 0 3163 3163 0 10800 3163 18437 10800 21600 18437 18437 21600 10800 18437 3163" draw:text-areas="3163 3163 18437 18437" draw:type="ring" draw:modifiers="1386.0752590438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 draw:text-style-name="P8" draw:layer="layout" svg:width="2.3cm" svg:height="1.1cm" svg:x="24.5cm" svg:y="4cm">
          <text:p text:style-name="P3"><text:span text:style-name="T1">Re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9" draw:layer="layout" svg:width="2.538cm" svg:height="1.599cm" svg:x="24.5cm" svg:y="5.301cm">
          <draw:text-box>
            <text:p><text:span text:style-name="T1">Canal de </text:span></text:p>
            <text:p><text:span text:style-name="T1">Transporte</text:span></text:p>
          </draw:text-box>
        </draw:frame>
        <draw:line draw:style-name="gr11" draw:text-style-name="P6" draw:layer="layout" svg:x1="21.6cm" svg:y1="3.2cm" svg:x2="24.5cm" svg:y2="4.6cm">
          <text:p/>
        </draw:line>
        <draw:custom-shape draw:style-name="gr15" draw:text-style-name="P10" draw:layer="layout" svg:width="3.3cm" svg:height="2cm" svg:x="17.9cm" svg:y="8cm">
          <text:p text:style-name="P3"><text:span text:style-name="T1">Decodifica o</text:span></text:p>
          <text:p text:style-name="P3"><text:span text:style-name="T1">Frame com a</text:span></text:p>
          <text:p text:style-name="P3"><text:span text:style-name="T1">Chave Priv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25.3cm" svg:y1="5cm" svg:x2="21.2cm" svg:y2="9.1cm">
          <text:p/>
        </draw:line>
        <draw:custom-shape draw:style-name="gr16" draw:text-style-name="P10" draw:layer="layout" svg:width="2.8cm" svg:height="1.2cm" svg:x="13.1cm" svg:y="9.2cm">
          <text:p text:style-name="P3"><text:span text:style-name="T1">Confere</text:span></text:p>
          <text:p text:style-name="P3"><text:span text:style-name="T1">Assinat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8.3cm" svg:y="9.3cm">
          <text:p/>
          <draw:enhanced-geometry svg:viewBox="0 0 21600 21600" draw:type="rectangle" draw:enhanced-path="M 0 0 L 21600 0 21600 21600 0 21600 0 0 Z N"/>
        </draw:custom-shape>
        <draw:custom-shape draw:style-name="gr16" draw:text-style-name="P10" draw:layer="layout" svg:width="2.8cm" svg:height="1.2cm" svg:x="8.52cm" svg:y="9.539cm">
          <text:p text:style-name="P3"><text:span text:style-name="T1">INMETR</text:span><text:span text:style-name="T1">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17.9cm" svg:y1="9.2cm" svg:x2="15.9cm" svg:y2="9.9cm">
          <text:p/>
        </draw:line>
        <draw:line draw:style-name="gr11" draw:text-style-name="P6" draw:layer="layout" svg:x1="13.1cm" svg:y1="9.8cm" svg:x2="11.3cm" svg:y2="10.2cm">
          <text:p/>
        </draw:line>
        <draw:custom-shape draw:style-name="gr18" draw:text-style-name="P11" draw:layer="layout" svg:width="2.3cm" svg:height="3.1cm" svg:x="4.8cm" svg:y="12cm">
          <text:p/>
          <draw:enhanced-geometry svg:viewBox="0 0 88 21600" draw:glue-points="44 ?f6 44 0 0 10800 44 21600 88 10800" draw:text-areas="0 ?f6 88 ?f3" draw:type="can" draw:modifiers="5481.8445662689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draw:layer="layout" svg:width="2.8cm" svg:height="1.2cm" svg:x="4.5cm" svg:y="13cm">
          <text:p text:style-name="P3"><text:span text:style-name="T1">BD </text:span><text:span text:style-name="T1">INME</text:span><text:span text:style-name="T1">T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layer="layout" svg:width="2.8cm" svg:height="0.8cm" svg:x="10.8cm" svg:y="12.1cm">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2.8cm" svg:height="0.9cm" svg:x="10.5cm" svg:y="14.1cm">
          <text:p text:style-name="P3"><text:span text:style-name="T1">Hash Ch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2.8cm" svg:height="1.5cm" svg:x="10.3cm" svg:y="16.1cm">
          <text:p text:style-name="P3"><text:span text:style-name="T1">Confere </text:span></text:p>
          <text:p text:style-name="P3"><text:span text:style-name="T1">Inputs da</text:span></text:p>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8.5cm" svg:y1="10.6cm" svg:x2="7.3cm" svg:y2="13.3cm">
          <text:p/>
        </draw:line>
        <draw:line draw:style-name="gr11" draw:text-style-name="P6" draw:layer="layout" svg:x1="12.1cm" svg:y1="12.9cm" svg:x2="11.9cm" svg:y2="14.1cm">
          <text:p/>
        </draw:line>
        <draw:line draw:style-name="gr11" draw:text-style-name="P6" draw:layer="layout" svg:x1="12cm" svg:y1="15cm" svg:x2="11.8cm" svg:y2="16.1cm">
          <text:p/>
        </draw:line>
        <draw:line draw:style-name="gr11" draw:text-style-name="P6" draw:layer="layout" svg:x1="7.3cm" svg:y1="14.1cm" svg:x2="10.3cm" svg:y2="16.6cm">
          <text:p/>
        </draw:line>
        <draw:custom-shape draw:style-name="gr22" draw:text-style-name="P12" draw:layer="layout" svg:width="2.8cm" svg:height="1.7cm" svg:x="17.3cm" svg:y="14.8cm">
          <text:p text:style-name="P3"><text:span text:style-name="T1">Medição</text:span></text:p>
          <text:p text:style-name="P3"><text:span text:style-name="T1">Correta </text:span></text:p>
          <text:p text:style-name="P3"><text:span text:style-name="T1">Assin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2.8cm" svg:height="1.2cm" svg:x="14.5cm" svg:y="11.5cm">
          <text:p text:style-name="P3"><text:span text:style-name="T1">Anonimiza</text:span></text:p>
          <text:p text:style-name="P3"><text:span text:style-name="T1">O Fr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2" draw:layer="layout" svg:width="2.8cm" svg:height="1.2cm" svg:x="19.1cm" svg:y="11.3cm">
          <text:p text:style-name="P3"><text:span text:style-name="T1">Load Bal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14.8cm" svg:y1="10.4cm" svg:x2="15.3cm" svg:y2="11.5cm">
          <text:p/>
        </draw:line>
        <draw:line draw:style-name="gr11" draw:text-style-name="P6" draw:layer="layout" svg:x1="17.3cm" svg:y1="12.1cm" svg:x2="19.1cm" svg:y2="12cm">
          <text:p/>
        </draw:line>
        <draw:line draw:style-name="gr11" draw:text-style-name="P6" draw:layer="layout" svg:x1="13.6cm" svg:y1="10.4cm" svg:x2="12.2cm" svg:y2="12.1cm">
          <text:p/>
        </draw:line>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24" draw:text-style-name="P13" draw:layer="layout" svg:width="0.433cm" svg:height="0.207cm" svg:x="28.167cm" svg:y="12.812cm" svg:viewBox="0 0 434 208" svg:d="M0 208c320 0 296 0 395-52s0-156-199-156c0 0-198 208-196 208z">
            <text:p/>
          </draw:path>
          <draw:g>
            <draw:polygon draw:style-name="gr25" draw:text-style-name="P14" draw:layer="layout" svg:width="3.964cm" svg:height="5.415cm" svg:x="24.2cm" svg:y="7.604cm" svg:viewBox="0 0 3965 5416" draw:points="0,3333 0,0 3965,2083 3962,5416">
              <text:p/>
            </draw:polygon>
            <draw:polygon draw:style-name="gr26" draw:text-style-name="P15" draw:layer="layout" svg:width="3.765cm" svg:height="5.102cm" svg:x="24.299cm" svg:y="7.76cm" svg:viewBox="0 0 3766 5103" draw:points="0,3125 0,0 3766,1979 3766,5103">
              <text:p/>
            </draw:polygon>
            <draw:polygon draw:style-name="gr27" draw:text-style-name="P16" draw:layer="layout" svg:width="4.162cm" svg:height="2.186cm" svg:x="24.2cm" svg:y="7.5cm" svg:viewBox="0 0 4163 2187" draw:points="3965,2187 0,104 198,0 4163,2083">
              <text:p/>
            </draw:polygon>
            <draw:polygon draw:style-name="gr28" draw:text-style-name="P17" draw:layer="layout" svg:width="0.197cm" svg:height="3.436cm" svg:x="28.165cm" svg:y="9.583cm" svg:viewBox="0 0 198 3437" draw:points="0,3437 0,104 198,0 198,3333">
              <text:p/>
            </draw:polygon>
            <draw:polygon draw:style-name="gr29" draw:text-style-name="P18" draw:layer="layout" svg:width="4.162cm" svg:height="5.519cm" svg:x="24.2cm" svg:y="7.5cm" svg:viewBox="0 0 4163 5520" draw:points="198,0 4163,2083 4163,5416 3962,5520 0,3437 0,104">
              <text:p/>
            </draw:polygon>
          </draw:g>
        </draw:g>
        <draw:g>
          <draw:polygon draw:style-name="gr30" draw:text-style-name="P15" draw:layer="layout" svg:width="0.961cm" svg:height="1.767cm" svg:x="25.376cm" svg:y="9.83cm" svg:viewBox="0 0 962 1768" draw:points="0,1213 0,0 962,555 962,1768">
            <text:p/>
          </draw:polygon>
          <draw:polygon draw:style-name="gr31" draw:text-style-name="P19" draw:layer="layout" svg:width="0.961cm" svg:height="1.767cm" svg:x="26.338cm" svg:y="9.83cm" svg:viewBox="0 0 962 1768" draw:points="0,1768 0,555 962,0 962,1213">
            <text:p/>
          </draw:polygon>
          <draw:polygon draw:style-name="gr32" draw:text-style-name="P20" draw:layer="layout" svg:width="1.922cm" svg:height="1.111cm" svg:x="25.376cm" svg:y="9.275cm" svg:viewBox="0 0 1923 1112" draw:points="962,1112 0,555 962,0 1923,555">
            <text:p/>
          </draw:polygon>
          <draw:polygon draw:style-name="gr33" draw:text-style-name="P18" draw:layer="layout" svg:width="1.922cm" svg:height="2.324cm" svg:x="25.376cm" svg:y="9.275cm" svg:viewBox="0 0 1923 2325" draw:points="0,1768 0,555 962,0 1923,555 1923,1768 962,2325">
            <text:p/>
          </draw:polygon>
          <draw:polyline draw:style-name="gr34" draw:text-style-name="P21" draw:layer="layout" svg:width="0.785cm" svg:height="0.504cm" svg:x="26.424cm" svg:y="10.033cm" svg:viewBox="0 0 786 505" draw:points="0,455 175,354 176,505 350,404 350,253 437,203 437,354 525,304 525,151 611,101 613,253 699,203 699,50 786,0">
            <text:p/>
          </draw:polyline>
          <draw:polyline draw:style-name="gr35" draw:text-style-name="P21" draw:layer="layout" svg:width="0.785cm" svg:height="0.454cm" svg:x="26.424cm" svg:y="10.387cm" svg:viewBox="0 0 786 455" draw:points="0,354 88,304 88,455 262,354 262,203 350,151 350,304 525,203 525,50 611,0 613,151 786,50">
            <text:p/>
          </draw:polyline>
          <draw:polyline draw:style-name="gr36" draw:text-style-name="P21" draw:layer="layout" svg:width="0.785cm" svg:height="0.556cm" svg:x="26.426cm" svg:y="10.589cm" svg:viewBox="0 0 786 557" draw:points="0,557 175,455 175,304 350,203 350,354 611,203 611,51 699,0 699,151 786,101">
            <text:p/>
          </draw:polyline>
          <draw:polyline draw:style-name="gr37" draw:text-style-name="P21" draw:layer="layout" svg:width="0.785cm" svg:height="0.556cm" svg:x="26.426cm" svg:y="10.841cm" svg:viewBox="0 0 786 557" draw:points="0,557 88,505 87,354 261,253 262,404 437,304 437,151 525,101 525,253 611,203 611,51 699,0 699,151 786,101">
            <text:p/>
          </draw:polyline>
          <draw:polyline draw:style-name="gr38" draw:text-style-name="P21" draw:layer="layout" svg:width="0.786cm" svg:height="1.01cm" svg:x="25.464cm" svg:y="10.387cm" svg:viewBox="0 0 787 1011" draw:points="0,505 88,555 175,455 262,50 437,0 525,203 613,505 613,809 699,961 787,1011">
            <text:p/>
          </draw:polyline>
          <draw:polyline draw:style-name="gr39" draw:text-style-name="P21" draw:layer="layout" svg:width="0.786cm" svg:height="0.556cm" svg:x="25.464cm" svg:y="10.691cm" svg:viewBox="0 0 787 557" draw:points="0,101 88,151 175,50 349,0 437,50 525,203 613,354 699,505 787,557">
            <text:p/>
          </draw:polyline>
          <draw:line draw:style-name="gr40" draw:text-style-name="P21" draw:layer="layout" svg:x1="25.464cm" svg:y1="10.236cm" svg:x2="26.251cm" svg:y2="10.691cm">
            <text:p/>
          </draw:line>
          <draw:polygon draw:style-name="gr41" draw:text-style-name="P18" draw:layer="layout" svg:width="0.786cm" svg:height="1.465cm" svg:x="25.464cm" svg:y="9.983cm" svg:viewBox="0 0 787 1466" draw:points="0,1011 0,0 787,455 787,1466">
            <text:p/>
          </draw:polygon>
        </draw:g>
        <draw:line draw:style-name="gr11" draw:text-style-name="P6" draw:layer="layout" svg:x1="21.8cm" svg:y1="11.5cm" svg:x2="24.2cm" svg:y2="10.6cm">
          <text:p/>
        </draw:line>
        <draw:frame draw:style-name="gr42" draw:text-style-name="P3" draw:layer="layout" svg:width="2.078cm" svg:height="2.718cm" svg:x="21.7cm" svg:y="12.6cm">
          <draw:image xlink:href="Pictures/1000020100000104000001545864922A03EBA7E9.png" xlink:type="simple" xlink:show="embed" xlink:actuate="onLoad">
            <text:p/>
          </draw:image>
        </draw:frame>
        <draw:line draw:style-name="gr11" draw:text-style-name="P6" draw:layer="layout" svg:x1="13.1cm" svg:y1="16.8cm" svg:x2="17.3cm" svg:y2="15.8cm">
          <text:p/>
        </draw:line>
        <draw:line draw:style-name="gr11" draw:text-style-name="P6" draw:layer="layout" svg:x1="20.1cm" svg:y1="15.7cm" svg:x2="22cm" svg:y2="14.6cm">
          <text:p/>
        </draw:line>
        <draw:custom-shape draw:style-name="gr43" draw:text-style-name="P22" draw:layer="layout" svg:width="3.1cm" svg:height="5.3cm" svg:x="25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2" draw:layer="layout" svg:width="2cm" svg:height="0.8cm" svg:x="25.5cm" svg:y="14.7cm">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0" draw:layer="layout" svg:width="2cm" svg:height="0.8cm" svg:x="25.6cm" svg:y="15.7cm">
          <text:p text:style-name="P3"><text:span text:style-name="T1">INMET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3" draw:layer="layout" svg:width="2cm" svg:height="0.8cm" svg:x="25.701cm" svg:y="16.701cm">
          <text:p text:style-name="P3"><text:span text:style-name="T1">Ca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2cm" svg:height="0.8cm" svg:x="25.702cm" svg:y="17.702cm">
          <text:p text:style-name="P3"><text:span text:style-name="T1">Med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 draw:layer="layout" svg:width="2cm" svg:height="0.8cm" svg:x="25.703cm" svg:y="18.703cm">
          <text:p text:style-name="P3"><text:span text:style-name="T1">SG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adient_20_8" draw:display-name="Gradient 8" draw:style="radial" draw:cx="50%" draw:cy="50%" draw:start-color="#00ccff" draw:end-color="#99cccc" draw:start-intensity="100%" draw:end-intensity="100%" draw:border="0%"/>
    <draw:gradient draw:name="Light_20_Blue_20_Linear_20_L" draw:display-name="Light Blue Linear L" draw:style="linear" draw:start-color="#93d4f0" draw:end-color="#e9f6fc" draw:start-intensity="100%" draw:end-intensity="100%" draw:angle="900" draw:border="10%"/>
    <draw:gradient draw:name="Light_20_Blue_20_Linear_20_T" draw:display-name="Light Blue Linear T" draw:style="linear" draw:start-color="#93d4f0" draw:end-color="#e9f6fc" draw:start-intensity="100%" draw:end-intensity="100%" draw:angle="0" draw:border="10%"/>
    <draw:gradient draw:name="Light_20_Blue_20_Square_20_BR" draw:display-name="Light Blue Square BR" draw:style="square" draw:cx="30%" draw:cy="30%" draw:start-color="#93d4f0" draw:end-color="#e9f6fc"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6T08:52:34.821655489</meta:creation-date>
    <dc:date>2017-01-16T10:09:19.689649619</dc:date>
    <meta:editing-duration>PT33M29S</meta:editing-duration>
    <meta:editing-cycles>5</meta:editing-cycles>
    <meta:generator>LibreOffice/5.1.4.2$Linux_X86_64 LibreOffice_project/10m0$Build-2</meta:generator>
    <meta:document-statistic meta:object-count="76"/>
  </office:meta>
</office:document-meta>
</file>